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Preformatted_20_Text">
    </style:style>
  </office:automatic-styles>
  <office:body>
    <office:text>
      <text:p text:style-name="Title">The Title Is ‘Baz’</text:p>
      <text:p text:style-name="Author">An Author</text:p>
      <text:p text:style-name="Date">23 February 2019 baz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1" text:outline-level="1"><text:bookmark-start text:name="section-in-simple-include"/>Section in simple include<text:bookmark-end text:name="section-in-simple-include"/></text:h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1" text:outline-level="1"><text:bookmark-start text:name="section-in-recursive-include"/>Section in recursive include<text:bookmark-end text:name="section-in-recursive-include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2" text:outline-level="2"><text:bookmark-start text:name="subsection-in-recursive-include"/>Subsection in recursive include<text:bookmark-end text:name="subsection-in-recursive-include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1" text:outline-level="1"><text:bookmark-start text:name="second-section-in-simple-include"/>Second section in simple include<text:bookmark-end text:name="second-section-in-simple-include"/></text:h>
      <text:p text:style-name="First_20_paragraph">Test text.</text:p>
      <text:p text:style-name="Text_20_body">Text after simple include.</text:p>
      <text:h text:style-name="Heading_20_2" text:outline-level="2"><text:bookmark-start text:name="subsection"/>Subsection<text:bookmark-end text:name="subsection"/></text:h>
      <text:p text:style-name="First_20_paragraph">This is a new paragraph. This text is <text:span text:style-name="T5">Small Caps</text:span>.</text:p>
      <text:h text:style-name="Heading_20_1" text:outline-level="1"><text:bookmark-start text:name="quux-not-spellchecked"/>This is a second section<text:bookmark-end text:name="quux-not-spellchecked"/></text:h>
      <text:p text:style-name="First_20_paragraph">And this is <text:span text:style-name="T1">even more italic text</text:span>. Foo.</text:p>
      <text:p text:style-name="P5"># Code blocks aren't spellchecked: quux</text:p>
      <text:p text:style-name="First_20_paragraph">Inline code isn’t spellchecked: <text:span text:style-name="Source_Text">quux</text:span>.</text:p>
      <text:p text:style-name="Text_20_body"><text:span text:style-name="Source_Text">div</text:span> classes aren’t spellchecked.</text:p>
      <text:p text:style-name="Text_20_body">Anything in a nospellcheck div isn’t spellchecked: quux.</text:p>
      <text:p text:style-name="Text_20_body">Automatic links aren’t spellchecked: <text:a xlink:type="simple" xlink:href="http://quux.com" office:name=""><text:span text:style-name="Definition">http://quux.com</text:span></text:a>. Neither are the targets or attributes of inline links: <text:a xlink:type="simple" xlink:href="http://quux.com" office:name="Foo"><text:span text:style-name="Definition">Foo</text:span></text:a>. Neither are span classes. Anything in a nospellcheck span isn’t spellchecke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he Title Is ‘Baz’</dc:title>
    <dc:description/>
    <dc:subject>Version: reproducible</dc:subject>
    <meta:keyword/>
    <dc:language>en-GB</dc:language>
    <meta:initial-creator>An Author</meta:initial-creator>
    <dc:creator>An Author</dc:creator>
    <meta:creation-date>2021-04-12T16:02:01Z</meta:creation-date>
    <dc:date>2021-04-12T16:02:01Z</dc:date>
    <meta:user-defined meta:name="date" meta:value-type="string">23 February 2019 baz</meta:user-defined>
    <meta:user-defined meta:name="docversion" meta:value-type="string">reproducible</meta:user-defined>
    <meta:user-defined meta:name="identifier" meta:value-type="string"/>
    <meta:user-defined meta:name="poetry-lines" meta:value-type="string">8</meta:user-defined>
    <meta:user-defined meta:name="publications" meta:value-type="string"/>
    <meta:user-defined meta:name="source-md5" meta:value-type="string">2518a18c39cbd5e88b46c164d163e14a</meta:user-defined>
    <meta:user-defined meta:name="starts-with-text" meta:value-type="string"/>
    <meta:user-defined meta:name="wordcount" meta:value-type="string">339</meta:user-defined>
  </office:meta>
</office:document-meta>
</file>